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16f2b" officeooo:paragraph-rsid="00016f2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bold" officeooo:rsid="00016f2b" officeooo:paragraph-rsid="00016f2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normal" officeooo:rsid="00016f2b" officeooo:paragraph-rsid="00016f2b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16f2b" officeooo:paragraph-rsid="00016f2b" style:font-weight-asian="bold" style:font-weight-complex="bold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5</text:p>
      <text:p text:style-name="P1"/>
      <text:p text:style-name="P1">Задания:</text:p>
      <text:p text:style-name="P1"/>
      <text:p text:style-name="P4">1. Дан размер файла в байтах. Найти количество полных килобайтов, которые занимает данный файл</text:p>
      <text:p text:style-name="P5">2. Даны целые положительные числа A и B (A &gt; B). На отрезке длины A размещено максимально возможное количество отрезков длины B (без наложений). Найти количество отрезков B, размещенных на отрезке A.</text:p>
      <text:p text:style-name="P5">3. Даны целые положительные числа A и B (A &gt; B). На отрезке длины A размещено максимально возможное количество отрезков длины B (без наложений). Найти длину незанятой части отрезка A.</text:p>
      <text:p text:style-name="P5">4. Дано двузначное число. Вывести число, полученное при перестановке цифр исходного числа.</text:p>
      <text:p text:style-name="P5">5. Дано трехзначное число. В нем зачеркнули первую слева цифру и приписали ее справа. Вывести полученное число.</text:p>
      <text:p text:style-name="P2">№1</text:p>
      <text:p text:style-name="P3">#include &lt;iostream&gt;</text:p>
      <text:p text:style-name="P3">#include &lt;locale.h&gt;</text:p>
      <text:p text:style-name="P3">using namespace std;</text:p>
      <text:p text:style-name="P3"/>
      <text:p text:style-name="P3"/>
      <text:p text:style-name="P3">int main() {</text:p>
      <text:p text:style-name="P3"><text:tab/>int a;</text:p>
      <text:p text:style-name="P3"><text:tab/>setlocale(LC_ALL, "Russian");</text:p>
      <text:p text:style-name="P3"><text:tab/>cout &lt;&lt; "Введите размер файла в байтах: ";</text:p>
      <text:p text:style-name="P3"><text:tab/>cin &gt;&gt; a;</text:p>
      <text:p text:style-name="P3"><text:tab/>cout &lt;&lt; "Файл занимает такое полное количество килобайтов: " &lt;&lt; a / 1024;</text:p>
      <text:p text:style-name="P3"><text:tab/>return 0;</text:p>
      <text:p text:style-name="P3">}</text:p>
      <text:p text:style-name="P2">№2</text:p>
      <text:p text:style-name="P3">#include &lt;iostream&gt;</text:p>
      <text:p text:style-name="P3">#include &lt;locale.h&gt;</text:p>
      <text:p text:style-name="P3">using namespace std;</text:p>
      <text:p text:style-name="P3"/>
      <text:p text:style-name="P3"/>
      <text:p text:style-name="P3">int main() {</text:p>
      <text:p text:style-name="P3"><text:tab/>int A, B;</text:p>
      <text:p text:style-name="P3"><text:tab/>setlocale(LC_ALL, "Russian");</text:p>
      <text:p text:style-name="P3"><text:tab/>cout &lt;&lt; "Введите целые числа A и В: ";</text:p>
      <text:p text:style-name="P3"><text:tab/>cin &gt;&gt; A&gt;&gt;B;</text:p>
      <text:p text:style-name="P3"><text:soft-page-break/><text:tab/>cout &lt;&lt; "Количество отрезков В равно: " &lt;&lt; A / B; </text:p>
      <text:p text:style-name="P3"><text:tab/>return 0;</text:p>
      <text:p text:style-name="P3">}</text:p>
      <text:p text:style-name="P2">№3</text:p>
      <text:p text:style-name="P3">#include &lt;iostream&gt;</text:p>
      <text:p text:style-name="P3">#include &lt;locale.h&gt;</text:p>
      <text:p text:style-name="P3">using namespace std;</text:p>
      <text:p text:style-name="P3"/>
      <text:p text:style-name="P3"/>
      <text:p text:style-name="P3">int main() {</text:p>
      <text:p text:style-name="P3"><text:tab/>int A, B;</text:p>
      <text:p text:style-name="P3"><text:tab/>setlocale(LC_ALL, "Russian");</text:p>
      <text:p text:style-name="P3"><text:tab/>cout &lt;&lt; "Введите целые числа A и В: ";</text:p>
      <text:p text:style-name="P3"><text:tab/>cin &gt;&gt; A &gt;&gt; B;</text:p>
      <text:p text:style-name="P3"><text:tab/>cout &lt;&lt; "Количество отрезков В равно: " &lt;&lt; A % B;</text:p>
      <text:p text:style-name="P3"><text:tab/>return 0;</text:p>
      <text:p text:style-name="P3">}</text:p>
      <text:p text:style-name="P2">№4</text:p>
      <text:p text:style-name="P3">#include &lt;iostream&gt;</text:p>
      <text:p text:style-name="P3">#include &lt;locale.h&gt;</text:p>
      <text:p text:style-name="P3">using namespace std;</text:p>
      <text:p text:style-name="P3"/>
      <text:p text:style-name="P3"/>
      <text:p text:style-name="P3">int main() {</text:p>
      <text:p text:style-name="P3"><text:tab/>int N,K=0;</text:p>
      <text:p text:style-name="P3"><text:tab/>setlocale(LC_ALL, "Russian");</text:p>
      <text:p text:style-name="P3"><text:tab/>cout &lt;&lt; "Введите двузначное число: ";</text:p>
      <text:p text:style-name="P3"><text:tab/>cin &gt;&gt; N;</text:p>
      <text:p text:style-name="P3"><text:tab/>while (N != 0) {</text:p>
      <text:p text:style-name="P3"><text:tab/><text:tab/>K = K * 10 + N % 10;</text:p>
      <text:p text:style-name="P3"><text:tab/><text:tab/>N /= 10;</text:p>
      <text:p text:style-name="P3"><text:tab/>}</text:p>
      <text:p text:style-name="P3"><text:tab/>cout &lt;&lt; "Число наоборот равно: " &lt;&lt; K;</text:p>
      <text:p text:style-name="P3"><text:tab/>return 0;</text:p>
      <text:p text:style-name="P3">}</text:p>
      <text:p text:style-name="P2">№5</text:p>
      <text:p text:style-name="P3">#include &lt;iostream&gt;</text:p>
      <text:p text:style-name="P3">#include &lt;locale.h&gt;</text:p>
      <text:p text:style-name="P3">using namespace std;</text:p>
      <text:p text:style-name="P3"/>
      <text:p text:style-name="P3"/>
      <text:p text:style-name="P3">int main() {</text:p>
      <text:p text:style-name="P3"><text:tab/>int N, K,P,W;</text:p>
      <text:p text:style-name="P3"><text:tab/>setlocale(LC_ALL, "Russian");</text:p>
      <text:p text:style-name="P3"><text:tab/>cout &lt;&lt; "Введите трехзначное число: ";</text:p>
      <text:p text:style-name="P3"><text:tab/>cin &gt;&gt; N;</text:p>
      <text:p text:style-name="P3"><text:tab/>K = N / 100;</text:p>
      <text:p text:style-name="P3"><text:tab/>P = N % 100;</text:p>
      <text:p text:style-name="P3"><text:tab/>W = P * 10 + K;</text:p>
      <text:p text:style-name="P3"><text:soft-page-break/><text:tab/>cout &lt;&lt; "Полученное число: " &lt;&lt;W ;</text:p>
      <text:p text:style-name="P3"><text:tab/>return 0;</text:p>
      <text:p text:style-name="P3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19-12-12T14:56:41.330000000</dc:date>
    <meta:editing-duration>PT2M54S</meta:editing-duration>
    <meta:editing-cycles>1</meta:editing-cycles>
    <meta:document-statistic meta:table-count="0" meta:image-count="0" meta:object-count="0" meta:page-count="3" meta:paragraph-count="74" meta:word-count="342" meta:character-count="1922" meta:non-whitespace-character-count="1614"/>
  </office:meta>
</office:document-meta>
</file>